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timmung</text:p>
          </table:table-cell>
          <table:table-cell office:value-type="string">
            <text:p>Uinter</text:p>
          </table:table-cell>
          <table:table-cell office:value-type="string">
            <text:p>Uspass</text:p>
          </table:table-cell>
          <table:table-cell office:value-type="string">
            <text:p>Rdeut</text:p>
          </table:table-cell>
          <table:table-cell office:value-type="string">
            <text:p>Rverst</text:p>
          </table:table-cell>
          <table:table-cell office:value-type="string">
            <text:p>Iverst</text:p>
          </table:table-cell>
          <table:table-cell office:value-type="string">
            <text:p>Ogut</text:p>
          </table:table-cell>
          <table:table-cell office:value-type="string">
            <text:p>Onicht</text:p>
          </table:table-cell>
          <table:table-cell office:value-type="string">
            <text:p>Owunsch</text:p>
          </table:table-cell>
          <table:table-cell office:value-type="string">
            <text:p>geschl</text:p>
          </table:table-cell>
          <table:table-cell office:value-type="string">
            <text:p>alter</text:p>
          </table:table-cell>
        </table:table-row>
        <table:table-row table:style-name="ro1">
          <table:table-cell office:value-type="string">
            <text:p>ma08y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as nach unserer Meinung gefragt wurde</text:p>
          </table:table-cell>
          <table:table-cell office:value-type="string">
            <text:p>Das es so schnell ging</text:p>
          </table:table-cell>
          <table:table-cell office:value-type="string">
            <text:p>verständlicher</text:p>
          </table:table-cell>
          <table:table-cell office:value-type="string">
            <text:p>w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e05a</text:p>
          </table:table-cell>
          <table:table-cell table:number-columns-repeated="6" office:value-type="float" office:value="3">
            <text:p>3</text:p>
          </table:table-cell>
          <table:table-cell office:value-type="string">
            <text:p>viel Gruppenarbeit</text:p>
          </table:table-cell>
          <table:table-cell office:value-type="string">
            <text:p>nix</text:p>
          </table:table-cell>
          <table:table-cell office:value-type="string">
            <text:p>nix</text:p>
          </table:table-cell>
          <table:table-cell office:value-type="string">
            <text:p>w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a12x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das ich jetzt weiß, was man alles in Wikipedia machen kann</text:p>
          </table:table-cell>
          <table:table-cell office:value-type="string">
            <text:p>das viele laut waren</text:p>
          </table:table-cell>
          <table:table-cell office:value-type="string">
            <text:p>NA</text:p>
          </table:table-cell>
          <table:table-cell office:value-type="string">
            <text:p>w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ju07t</text:p>
          </table:table-cell>
          <table:table-cell table:number-columns-repeated="6" office:value-type="float" office:value="4">
            <text:p>4</text:p>
          </table:table-cell>
          <table:table-cell office:value-type="string">
            <text:p>Wikipediaartikel ausdrucken</text:p>
          </table:table-cell>
          <table:table-cell office:value-type="string">
            <text:p>nix</text:p>
          </table:table-cell>
          <table:table-cell office:value-type="string">
            <text:p>nix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o07u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rtikelsuchen im Internet, das in der Klasse ein bisschen</text:p>
          </table:table-cell>
          <table:table-cell office:value-type="string">
            <text:p>Gegenseitiges Interview</text:p>
          </table:table-cell>
          <table:table-cell office:value-type="string">
            <text:p>nix</text:p>
          </table:table-cell>
          <table:table-cell office:value-type="string">
            <text:p>w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i28r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string">
            <text:p>nix</text:p>
          </table:table-cell>
          <table:table-cell office:value-type="string">
            <text:p>nix</text:p>
          </table:table-cell>
          <table:table-cell office:value-type="string">
            <text:p>nix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ol28r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string">
            <text:p>NA</text:p>
          </table:table-cell>
          <table:table-cell office:value-type="string">
            <text:p>Schule aus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a01x</text:p>
          </table:table-cell>
          <table:table-cell office:value-type="string">
            <text:p>NA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Das wir am PC waren</text:p>
          </table:table-cell>
          <table:table-cell office:value-type="string">
            <text:p>Das mit Schnecke</text:p>
          </table:table-cell>
          <table:table-cell office:value-type="string">
            <text:p>nix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h05o</text:p>
          </table:table-cell>
          <table:table-cell office:value-type="string">
            <text:p>NA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as wir am PC waren</text:p>
          </table:table-cell>
          <table:table-cell office:value-type="string">
            <text:p>Das mit der Schnecke</text:p>
          </table:table-cell>
          <table:table-cell office:value-type="string">
            <text:p>NA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e05r</text:p>
          </table:table-cell>
          <table:table-cell table:number-columns-repeated="6" office:value-type="float" office:value="3">
            <text:p>3</text:p>
          </table:table-cell>
          <table:table-cell office:value-type="string">
            <text:p>Das wir im Computerraum die Artikel ausdrucken konnten</text:p>
          </table:table-cell>
          <table:table-cell office:value-type="string">
            <text:p>Das die Bildschirme gesperrt wurden</text:p>
          </table:table-cell>
          <table:table-cell office:value-type="string">
            <text:p>nichts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e12s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as wir was über Wikipedia gelernt haben</text:p>
          </table:table-cell>
          <table:table-cell table:number-columns-repeated="2" office:value-type="string">
            <text:p>NA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ni06s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lles</text:p>
          </table:table-cell>
          <table:table-cell office:value-type="string">
            <text:p>nichts</text:p>
          </table:table-cell>
          <table:table-cell office:value-type="string">
            <text:p>mehr informationen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i03t</text:p>
          </table:table-cell>
          <table:table-cell office:value-type="string">
            <text:p>NA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ir hat eigentlich nichts Spaß gemacht, weil ich das Thema langweilig fand</text:p>
          </table:table-cell>
          <table:table-cell office:value-type="string">
            <text:p>NA</text:p>
          </table:table-cell>
          <table:table-cell office:value-type="string">
            <text:p>das es ein bisschen interessanter wird</text:p>
          </table:table-cell>
          <table:table-cell office:value-type="string">
            <text:p>w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ro07a</text:p>
          </table:table-cell>
          <table:table-cell office:value-type="string">
            <text:p>N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mir hat es gefallen, weil ich jetzt weiß, was ich wissen muss</text:p>
          </table:table-cell>
          <table:table-cell office:value-type="string">
            <text:p>die Zebraschneckengeschichte</text:p>
          </table:table-cell>
          <table:table-cell office:value-type="string">
            <text:p>mehr erfahren</text:p>
          </table:table-cell>
          <table:table-cell office:value-type="string">
            <text:p>w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r11r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A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fa03a</text:p>
          </table:table-cell>
          <table:table-cell office:value-type="string">
            <text:p>NA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arnichts</text:p>
          </table:table-cell>
          <table:table-cell office:value-type="string">
            <text:p>es war nicht interessant und hat keinen Spaß gemacht</text:p>
          </table:table-cell>
          <table:table-cell office:value-type="string">
            <text:p>N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i12u</text:p>
          </table:table-cell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as Sie uns einen lustigen Artikel gezeigt haben</text:p>
          </table:table-cell>
          <table:table-cell table:number-columns-repeated="2" office:value-type="string">
            <text:p>NA</text:p>
          </table:table-cell>
          <table:table-cell office:value-type="string">
            <text:p>w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ur03n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ast alles</text:p>
          </table:table-cell>
          <table:table-cell office:value-type="string">
            <text:p>eigentlich nichts</text:p>
          </table:table-cell>
          <table:table-cell office:value-type="string">
            <text:p>nichts, es war ok</text:p>
          </table:table-cell>
          <table:table-cell office:value-type="string">
            <text:p>w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08s</text:p>
          </table:table-cell>
          <table:table-cell office:value-type="string">
            <text:p>NA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alles</text:p>
          </table:table-cell>
          <table:table-cell office:value-type="string">
            <text:p>nix</text:p>
          </table:table-cell>
          <table:table-cell office:value-type="string">
            <text:p>lustiger Affe</text:p>
          </table:table-cell>
          <table:table-cell office:value-type="string">
            <text:p>NA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09s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string">
            <text:p>NA</text:p>
          </table:table-cell>
          <table:table-cell office:value-type="string">
            <text:p>Schnecke</text:p>
          </table:table-cell>
          <table:table-cell office:value-type="string">
            <text:p>NA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</table:table-row>
      </table:table>
      <table:table table:name="erklaerung" table:style-name="ta1" table:print="false">
        <table:table-column table:style-name="co1" table:default-cell-style-name="Default"/>
        <table:table-row table:style-name="ro1">
          <table:table-cell office:value-type="string">
            <text:p>Multiplichoice Fragen am Anfang werden von 1 für „stimmt nicht“ bis 4 „stimmt“ codiert</text:p>
          </table:table-cell>
        </table:table-row>
        <table:table-row table:style-name="ro1">
          <table:table-cell office:value-type="string">
            <text:p>Falls etwas nicht angegeben wurde, so in das Feld NA eintragen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8">18.02.2012</text:date>, <text:time>23:0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ium </meta:initial-creator>
    <meta:creation-date>2012-02-06T09:47:03</meta:creation-date>
    <dc:date>2012-02-18T23:07:00</dc:date>
    <dc:creator>Studium </dc:creator>
    <meta:editing-duration>PT10M17S</meta:editing-duration>
    <meta:editing-cycles>4</meta:editing-cycles>
    <meta:generator>LibreOffice/3.3$Unix LibreOffice_project/330m19$Build-401</meta:generator>
    <meta:document-statistic meta:table-count="2" meta:cell-count="254" meta:object-count="0"/>
  </office:meta>
</office:document-meta>
</file>